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E4" style:family="table-cell">
      <style:table-cell-properties fo:background-color="#81d41a" style:writing-mode="page">
        <style:background-image/>
      </style:table-cell-properties>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1.I9" style:family="table-cell">
      <style:table-cell-properties fo:background-color="#ff0000" fo:padding="0cm" fo:border="none" style:writing-mode="page">
        <style:background-image/>
      </style:table-cell-properties>
    </style:style>
    <style:style style:name="Table1.C11" style:family="table-cell">
      <style:table-cell-properties fo:background-color="#ffff00" style:writing-mode="page">
        <style:background-image/>
      </style:table-cell-properties>
    </style:style>
    <style:style style:name="Table1.D11" style:family="table-cell">
      <style:table-cell-properties fo:background-color="#ffff00" style:writing-mode="page">
        <style:background-image/>
      </style:table-cell-properties>
    </style:style>
    <style:style style:name="Table1.F11" style:family="table-cell">
      <style:table-cell-properties fo:background-color="#ffff00" style:writing-mode="page">
        <style:background-image/>
      </style:table-cell-properties>
    </style:style>
    <style:style style:name="Table1.F12" style:family="table-cell">
      <style:table-cell-properties fo:background-color="#81d41a" fo:padding="0cm" fo:border="none" style:writing-mode="page">
        <style:background-image/>
      </style:table-cell-properties>
    </style:style>
    <style:style style:name="Table1.H12" style:family="table-cell">
      <style:table-cell-properties fo:background-color="transparent"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41cb5" officeooo:paragraph-rsid="00778231"/>
    </style:style>
    <style:style style:name="P5" style:family="paragraph" style:parent-style-name="Text_20_body">
      <style:text-properties officeooo:rsid="003a3b31" officeooo:paragraph-rsid="003a3b31"/>
    </style:style>
    <style:style style:name="P6" style:family="paragraph" style:parent-style-name="Text_20_body">
      <style:text-properties officeooo:paragraph-rsid="003ce697"/>
    </style:style>
    <style:style style:name="P7" style:family="paragraph" style:parent-style-name="Text_20_body">
      <style:text-properties officeooo:paragraph-rsid="003eae56"/>
    </style:style>
    <style:style style:name="P8" style:family="paragraph" style:parent-style-name="Text_20_body">
      <style:text-properties officeooo:rsid="003f1600" officeooo:paragraph-rsid="003f160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Text_20_body">
      <style:text-properties officeooo:rsid="006a4568" officeooo:paragraph-rsid="006a4568"/>
    </style:style>
    <style:style style:name="P14" style:family="paragraph" style:parent-style-name="Text_20_body">
      <style:text-properties officeooo:rsid="0071d65c" officeooo:paragraph-rsid="0071d65c"/>
    </style:style>
    <style:style style:name="P15" style:family="paragraph" style:parent-style-name="Text_20_body">
      <style:text-properties officeooo:rsid="00760525" officeooo:paragraph-rsid="00760525"/>
    </style:style>
    <style:style style:name="P16" style:family="paragraph" style:parent-style-name="Text_20_body">
      <style:text-properties officeooo:rsid="00778231" officeooo:paragraph-rsid="00778231"/>
    </style:style>
    <style:style style:name="P17" style:family="paragraph" style:parent-style-name="Text_20_body">
      <style:text-properties officeooo:paragraph-rsid="0065cb70"/>
    </style:style>
    <style:style style:name="P18" style:family="paragraph" style:parent-style-name="Text_20_body">
      <style:text-properties officeooo:rsid="007b2fac" officeooo:paragraph-rsid="007b2fac"/>
    </style:style>
    <style:style style:name="P19" style:family="paragraph" style:parent-style-name="Text_20_body">
      <style:text-properties officeooo:rsid="007ed91d" officeooo:paragraph-rsid="0080ab29"/>
    </style:style>
    <style:style style:name="P20" style:family="paragraph" style:parent-style-name="Text_20_body">
      <style:text-properties officeooo:rsid="00943207" officeooo:paragraph-rsid="00a078d8"/>
    </style:style>
    <style:style style:name="P21" style:family="paragraph" style:parent-style-name="Text_20_body">
      <style:text-properties officeooo:rsid="00943207" officeooo:paragraph-rsid="00b33d93"/>
    </style:style>
    <style:style style:name="P22" style:family="paragraph" style:parent-style-name="Text_20_body">
      <style:text-properties officeooo:rsid="00943207" officeooo:paragraph-rsid="00b53977"/>
    </style:style>
    <style:style style:name="P23" style:family="paragraph" style:parent-style-name="Text_20_body">
      <style:text-properties officeooo:paragraph-rsid="0044e090"/>
    </style:style>
    <style:style style:name="P24" style:family="paragraph" style:parent-style-name="Text_20_body">
      <style:text-properties officeooo:paragraph-rsid="0085f8a9"/>
    </style:style>
    <style:style style:name="P25" style:family="paragraph" style:parent-style-name="Text_20_body">
      <style:text-properties officeooo:rsid="00b00dc0" officeooo:paragraph-rsid="00b00dc0"/>
    </style:style>
    <style:style style:name="P26" style:family="paragraph" style:parent-style-name="Text_20_body">
      <style:text-properties officeooo:paragraph-rsid="00ce9fb0"/>
    </style:style>
    <style:style style:name="P27" style:family="paragraph" style:parent-style-name="Text_20_body">
      <style:text-properties officeooo:paragraph-rsid="00cf77b4"/>
    </style:style>
    <style:style style:name="P28" style:family="paragraph" style:parent-style-name="Text_20_body">
      <style:text-properties officeooo:paragraph-rsid="00d39f52"/>
    </style:style>
    <style:style style:name="P29" style:family="paragraph" style:parent-style-name="Standard">
      <style:text-properties officeooo:rsid="00341cb5" officeooo:paragraph-rsid="003b5148"/>
    </style:style>
    <style:style style:name="P30" style:family="paragraph" style:parent-style-name="Standard">
      <style:text-properties officeooo:rsid="00b00dc0" officeooo:paragraph-rsid="00b00dc0"/>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officeooo:paragraph-rsid="003b5148"/>
    </style:style>
    <style:style style:name="P33"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34"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35"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36"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37"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38"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39"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40" style:family="paragraph" style:parent-style-name="Table_20_Contents">
      <style:paragraph-properties fo:text-align="center" style:justify-single-word="false"/>
      <style:text-properties fo:font-weight="bold" officeooo:rsid="00b00dc0" officeooo:paragraph-rsid="00b00dc0" style:font-weight-asian="bold" style:font-weight-complex="bold"/>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weight="bold" officeooo:rsid="00b7f96c" officeooo:paragraph-rsid="00b7f96c" style:font-weight-asian="bold" style:font-weight-complex="bold"/>
    </style:style>
    <style:style style:name="P43" style:family="paragraph" style:parent-style-name="Table_20_Contents">
      <style:paragraph-properties fo:text-align="center" style:justify-single-word="false"/>
      <style:text-properties officeooo:rsid="0038f586" officeooo:paragraph-rsid="0038f586"/>
    </style:style>
    <style:style style:name="P44" style:family="paragraph" style:parent-style-name="Table_20_Contents">
      <style:paragraph-properties fo:text-align="center" style:justify-single-word="false"/>
      <style:text-properties officeooo:rsid="003ce697" officeooo:paragraph-rsid="003ce697"/>
    </style:style>
    <style:style style:name="P45" style:family="paragraph" style:parent-style-name="Table_20_Contents">
      <style:paragraph-properties fo:text-align="center" style:justify-single-word="false"/>
      <style:text-properties officeooo:rsid="0043678e" officeooo:paragraph-rsid="0043678e"/>
    </style:style>
    <style:style style:name="P46" style:family="paragraph" style:parent-style-name="Table_20_Contents">
      <style:paragraph-properties fo:text-align="center" style:justify-single-word="false"/>
      <style:text-properties officeooo:rsid="0044e090" officeooo:paragraph-rsid="0044e090"/>
    </style:style>
    <style:style style:name="P47" style:family="paragraph" style:parent-style-name="Table_20_Contents">
      <style:paragraph-properties fo:text-align="center" style:justify-single-word="false"/>
      <style:text-properties officeooo:rsid="00459999" officeooo:paragraph-rsid="00459999"/>
    </style:style>
    <style:style style:name="P48" style:family="paragraph" style:parent-style-name="Table_20_Contents">
      <style:paragraph-properties fo:text-align="center" style:justify-single-word="false"/>
      <style:text-properties officeooo:rsid="0063d0e8" officeooo:paragraph-rsid="0063d0e8"/>
    </style:style>
    <style:style style:name="P49" style:family="paragraph" style:parent-style-name="Table_20_Contents">
      <style:paragraph-properties fo:text-align="center" style:justify-single-word="false"/>
      <style:text-properties officeooo:rsid="00647c5c" officeooo:paragraph-rsid="00647c5c"/>
    </style:style>
    <style:style style:name="P50" style:family="paragraph" style:parent-style-name="Table_20_Contents">
      <style:paragraph-properties fo:text-align="center" style:justify-single-word="false"/>
      <style:text-properties officeooo:rsid="00674b1c" officeooo:paragraph-rsid="00674b1c"/>
    </style:style>
    <style:style style:name="P51" style:family="paragraph" style:parent-style-name="Table_20_Contents">
      <style:paragraph-properties fo:text-align="center" style:justify-single-word="false"/>
      <style:text-properties officeooo:rsid="006a4568" officeooo:paragraph-rsid="006a4568"/>
    </style:style>
    <style:style style:name="P52" style:family="paragraph" style:parent-style-name="Table_20_Contents">
      <style:paragraph-properties fo:text-align="center" style:justify-single-word="false"/>
      <style:text-properties officeooo:rsid="0083cdbf" officeooo:paragraph-rsid="0083cdbf"/>
    </style:style>
    <style:style style:name="P53" style:family="paragraph" style:parent-style-name="Table_20_Contents">
      <style:paragraph-properties fo:text-align="center" style:justify-single-word="false"/>
      <style:text-properties officeooo:rsid="0088966c" officeooo:paragraph-rsid="0088966c"/>
    </style:style>
    <style:style style:name="P54" style:family="paragraph" style:parent-style-name="Table_20_Contents">
      <style:paragraph-properties fo:text-align="center" style:justify-single-word="false"/>
      <style:text-properties officeooo:rsid="008d9d43" officeooo:paragraph-rsid="008d9d43"/>
    </style:style>
    <style:style style:name="P55" style:family="paragraph" style:parent-style-name="Table_20_Contents">
      <style:paragraph-properties fo:text-align="center" style:justify-single-word="false"/>
      <style:text-properties officeooo:rsid="008f8dac" officeooo:paragraph-rsid="008f8dac"/>
    </style:style>
    <style:style style:name="P56" style:family="paragraph" style:parent-style-name="Table_20_Contents">
      <style:paragraph-properties fo:text-align="center" style:justify-single-word="false"/>
      <style:text-properties officeooo:rsid="00b96ec2" officeooo:paragraph-rsid="00b96ec2"/>
    </style:style>
    <style:style style:name="P57" style:family="paragraph" style:parent-style-name="Table_20_Contents">
      <style:paragraph-properties fo:text-align="center" style:justify-single-word="false"/>
      <style:text-properties officeooo:rsid="00bb626c" officeooo:paragraph-rsid="00bb626c"/>
    </style:style>
    <style:style style:name="P58" style:family="paragraph" style:parent-style-name="Table_20_Contents">
      <style:paragraph-properties fo:text-align="center" style:justify-single-word="false"/>
      <style:text-properties officeooo:rsid="00bc6aa4" officeooo:paragraph-rsid="00bc6aa4"/>
    </style:style>
    <style:style style:name="P59" style:family="paragraph" style:parent-style-name="Table_20_Contents">
      <style:paragraph-properties fo:text-align="center" style:justify-single-word="false"/>
      <style:text-properties officeooo:rsid="00bdb760" officeooo:paragraph-rsid="00bdb760"/>
    </style:style>
    <style:style style:name="P60" style:family="paragraph" style:parent-style-name="Table_20_Contents">
      <style:paragraph-properties fo:text-align="center" style:justify-single-word="false"/>
      <style:text-properties officeooo:rsid="00be2d2a" officeooo:paragraph-rsid="00be2d2a"/>
    </style:style>
    <style:style style:name="P61" style:family="paragraph" style:parent-style-name="Table_20_Contents">
      <style:paragraph-properties fo:text-align="center" style:justify-single-word="false"/>
      <style:text-properties officeooo:rsid="00c1332d" officeooo:paragraph-rsid="00c1332d"/>
    </style:style>
    <style:style style:name="P62" style:family="paragraph" style:parent-style-name="Table_20_Contents">
      <style:paragraph-properties fo:text-align="center" style:justify-single-word="false"/>
      <style:text-properties officeooo:rsid="00c31a40" officeooo:paragraph-rsid="00c31a40"/>
    </style:style>
    <style:style style:name="P63" style:family="paragraph" style:parent-style-name="Table_20_Contents">
      <style:paragraph-properties fo:text-align="center" style:justify-single-word="false"/>
      <style:text-properties officeooo:rsid="00c396b0" officeooo:paragraph-rsid="00c396b0"/>
    </style:style>
    <style:style style:name="P64" style:family="paragraph" style:parent-style-name="Table_20_Contents">
      <style:paragraph-properties fo:text-align="center" style:justify-single-word="false"/>
      <style:text-properties fo:font-size="10pt" officeooo:rsid="00c5254a" officeooo:paragraph-rsid="00c5254a" style:font-size-asian="10pt" style:font-size-complex="10pt"/>
    </style:style>
    <style:style style:name="P65" style:family="paragraph" style:parent-style-name="Table_20_Contents">
      <style:paragraph-properties fo:text-align="center" style:justify-single-word="false"/>
      <style:text-properties fo:font-size="10pt" officeooo:rsid="00c5dd07" officeooo:paragraph-rsid="00c5dd07" style:font-size-asian="10pt" style:font-size-complex="10pt"/>
    </style:style>
    <style:style style:name="P66" style:family="paragraph" style:parent-style-name="Table_20_Contents">
      <style:paragraph-properties fo:text-align="center" style:justify-single-word="false"/>
      <style:text-properties fo:font-size="10pt" officeooo:rsid="00c5ee7b" officeooo:paragraph-rsid="00c5ee7b" style:font-size-asian="10pt" style:font-size-complex="10pt"/>
    </style:style>
    <style:style style:name="P67" style:family="paragraph" style:parent-style-name="Table_20_Contents">
      <style:paragraph-properties fo:text-align="center" style:justify-single-word="false"/>
      <style:text-properties fo:font-size="10pt" officeooo:rsid="00c6e21c" officeooo:paragraph-rsid="00c6e21c" style:font-size-asian="10pt" style:font-size-complex="10pt"/>
    </style:style>
    <style:style style:name="P68" style:family="paragraph" style:parent-style-name="Table_20_Contents">
      <style:paragraph-properties fo:text-align="center" style:justify-single-word="false"/>
      <style:text-properties fo:font-size="10pt" officeooo:rsid="00c6f597" officeooo:paragraph-rsid="00c6f597" style:font-size-asian="10pt" style:font-size-complex="10pt"/>
    </style:style>
    <style:style style:name="P69" style:family="paragraph" style:parent-style-name="Table_20_Contents">
      <style:paragraph-properties fo:text-align="center" style:justify-single-word="false"/>
      <style:text-properties fo:font-size="10pt" officeooo:rsid="00c7fcd1" officeooo:paragraph-rsid="00c7fcd1" style:font-size-asian="10pt" style:font-size-complex="10pt"/>
    </style:style>
    <style:style style:name="P70" style:family="paragraph" style:parent-style-name="Table_20_Contents">
      <style:paragraph-properties fo:text-align="center" style:justify-single-word="false"/>
      <style:text-properties officeooo:rsid="00c6e21c" officeooo:paragraph-rsid="00c6e21c"/>
    </style:style>
    <style:style style:name="P71" style:family="paragraph" style:parent-style-name="Table_20_Contents">
      <style:paragraph-properties fo:text-align="center" style:justify-single-word="false"/>
      <style:text-properties officeooo:rsid="00cb992b" officeooo:paragraph-rsid="00cb992b"/>
    </style:style>
    <style:style style:name="P72" style:family="paragraph" style:parent-style-name="Frame_20_contents">
      <style:paragraph-properties fo:margin-left="0cm" fo:margin-right="0cm" fo:orphans="2" fo:widows="2" fo:text-indent="0cm" style:auto-text-indent="false"/>
      <style:text-properties fo:font-variant="normal" fo:text-transform="none" fo:color="#050505" style:font-name="Helvetica" fo:font-size="11.25pt" fo:letter-spacing="normal" fo:font-style="normal" fo:font-weight="normal"/>
    </style:style>
    <style:style style:name="P73" style:family="paragraph" style:parent-style-name="Text_20_body">
      <style:paragraph-properties fo:margin-top="0cm" fo:margin-bottom="0cm" loext:contextual-spacing="false" fo:line-height="138%" style:writing-mode="lr-tb"/>
      <style:text-properties fo:font-weight="normal"/>
    </style:style>
    <style:style style:name="P74" style:family="paragraph" style:parent-style-name="Text_20_body">
      <style:paragraph-properties fo:margin-top="0cm" fo:margin-bottom="0cm" loext:contextual-spacing="false" fo:line-height="138%" style:writing-mode="lr-tb"/>
    </style:style>
    <style:style style:name="P75" style:family="paragraph" style:parent-style-name="Heading_20_1">
      <style:text-properties officeooo:rsid="001c1fab" officeooo:paragraph-rsid="001c1fab"/>
    </style:style>
    <style:style style:name="P76" style:family="paragraph" style:parent-style-name="Heading_20_1">
      <style:text-properties officeooo:rsid="001d87de" officeooo:paragraph-rsid="001d87de"/>
    </style:style>
    <style:style style:name="P77" style:family="paragraph" style:parent-style-name="Heading_20_1">
      <style:text-properties officeooo:rsid="0029dcda" officeooo:paragraph-rsid="0029dcda"/>
    </style:style>
    <style:style style:name="P78" style:family="paragraph" style:parent-style-name="Heading_20_1">
      <style:text-properties officeooo:rsid="002c89cf" officeooo:paragraph-rsid="002c89cf"/>
    </style:style>
    <style:style style:name="P79" style:family="paragraph" style:parent-style-name="Heading_20_1">
      <style:text-properties officeooo:paragraph-rsid="002f37f1"/>
    </style:style>
    <style:style style:name="P80" style:family="paragraph" style:parent-style-name="Heading_20_1">
      <style:text-properties officeooo:rsid="003b5148" officeooo:paragraph-rsid="003b5148"/>
    </style:style>
    <style:style style:name="P81" style:family="paragraph" style:parent-style-name="Heading_20_1">
      <style:text-properties officeooo:rsid="0043678e" officeooo:paragraph-rsid="0043678e"/>
    </style:style>
    <style:style style:name="P82" style:family="paragraph" style:parent-style-name="Heading_20_1">
      <style:text-properties officeooo:rsid="0063d0e8" officeooo:paragraph-rsid="0063d0e8"/>
    </style:style>
    <style:style style:name="P83" style:family="paragraph" style:parent-style-name="Heading_20_1">
      <style:text-properties officeooo:rsid="0071d65c" officeooo:paragraph-rsid="0071d65c"/>
    </style:style>
    <style:style style:name="P84" style:family="paragraph" style:parent-style-name="Heading_20_1">
      <style:text-properties officeooo:rsid="0085f8a9" officeooo:paragraph-rsid="0085f8a9"/>
    </style:style>
    <style:style style:name="P85" style:family="paragraph" style:parent-style-name="Heading_20_1">
      <style:text-properties officeooo:rsid="00788c5b" officeooo:paragraph-rsid="00788c5b"/>
    </style:style>
    <style:style style:name="P86" style:family="paragraph" style:parent-style-name="Heading_20_1">
      <style:text-properties officeooo:rsid="00cf77b4" officeooo:paragraph-rsid="00cf77b4"/>
    </style:style>
    <style:style style:name="P87" style:family="paragraph" style:parent-style-name="Heading_20_1">
      <style:text-properties officeooo:rsid="00d39f52" officeooo:paragraph-rsid="00d39f52"/>
    </style:style>
    <style:style style:name="P88" style:family="paragraph" style:parent-style-name="Heading_20_1">
      <style:text-properties officeooo:rsid="00375cbf" officeooo:paragraph-rsid="00375cbf"/>
    </style:style>
    <style:style style:name="P89" style:family="paragraph" style:parent-style-name="Heading_20_1">
      <style:paragraph-properties fo:margin-top="0.706cm" fo:margin-bottom="0.212cm" loext:contextual-spacing="false" fo:line-height="138%" style:writing-mode="lr-tb"/>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90" style:family="paragraph" style:parent-style-name="Text_20_body" style:list-style-name="L1">
      <style:text-properties officeooo:rsid="001d87de" officeooo:paragraph-rsid="001d87de"/>
    </style:style>
    <style:style style:name="P91" style:family="paragraph" style:parent-style-name="Text_20_body" style:list-style-name="L1">
      <style:text-properties officeooo:rsid="001dc724" officeooo:paragraph-rsid="001dc724"/>
    </style:style>
    <style:style style:name="P92" style:family="paragraph" style:parent-style-name="Text_20_body" style:list-style-name="L1">
      <style:text-properties officeooo:rsid="001fa222" officeooo:paragraph-rsid="001fa222"/>
    </style:style>
    <style:style style:name="P93" style:family="paragraph" style:parent-style-name="Text_20_body" style:list-style-name="L1">
      <style:text-properties officeooo:rsid="00205101" officeooo:paragraph-rsid="00205101"/>
    </style:style>
    <style:style style:name="P94" style:family="paragraph" style:parent-style-name="Text_20_body" style:list-style-name="L1">
      <style:text-properties officeooo:rsid="00283a40" officeooo:paragraph-rsid="00283a40"/>
    </style:style>
    <style:style style:name="P95" style:family="paragraph" style:parent-style-name="Text_20_body" style:list-style-name="L1">
      <style:text-properties officeooo:rsid="00416a32" officeooo:paragraph-rsid="00416a32"/>
    </style:style>
    <style:style style:name="P96" style:family="paragraph" style:parent-style-name="Text_20_body" style:list-style-name="L2">
      <style:text-properties officeooo:paragraph-rsid="00375cbf"/>
    </style:style>
    <style:style style:name="P97" style:family="paragraph" style:parent-style-name="Text_20_body" style:list-style-name="L2">
      <style:text-properties officeooo:rsid="00375cbf" officeooo:paragraph-rsid="00375cbf"/>
    </style:style>
    <style:style style:name="P98" style:family="paragraph" style:parent-style-name="Text_20_body">
      <style:text-properties officeooo:rsid="00d49139" officeooo:paragraph-rsid="00d49139"/>
    </style:style>
    <style:style style:name="P9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aec83"/>
    </style:style>
    <style:style style:name="T30" style:family="text">
      <style:text-properties officeooo:rsid="004c10a2"/>
    </style:style>
    <style:style style:name="T31" style:family="text">
      <style:text-properties officeooo:rsid="004db4b1"/>
    </style:style>
    <style:style style:name="T32" style:family="text">
      <style:text-properties officeooo:rsid="004e1a73"/>
    </style:style>
    <style:style style:name="T33" style:family="text">
      <style:text-properties officeooo:rsid="004f8f9e"/>
    </style:style>
    <style:style style:name="T34" style:family="text">
      <style:text-properties officeooo:rsid="005003ed"/>
    </style:style>
    <style:style style:name="T35" style:family="text">
      <style:text-properties officeooo:rsid="0050fe82"/>
    </style:style>
    <style:style style:name="T36" style:family="text">
      <style:text-properties officeooo:rsid="00523a25"/>
    </style:style>
    <style:style style:name="T37" style:family="text">
      <style:text-properties officeooo:rsid="0052cb4e"/>
    </style:style>
    <style:style style:name="T38" style:family="text">
      <style:text-properties officeooo:rsid="0053a730"/>
    </style:style>
    <style:style style:name="T39" style:family="text">
      <style:text-properties officeooo:rsid="0054cab0"/>
    </style:style>
    <style:style style:name="T40" style:family="text">
      <style:text-properties officeooo:rsid="00561618"/>
    </style:style>
    <style:style style:name="T41" style:family="text">
      <style:text-properties officeooo:rsid="00570b3b"/>
    </style:style>
    <style:style style:name="T42" style:family="text">
      <style:text-properties officeooo:rsid="005eb10b"/>
    </style:style>
    <style:style style:name="T43" style:family="text">
      <style:text-properties fo:font-weight="bold" style:font-weight-asian="bold" style:font-weight-complex="bold"/>
    </style:style>
    <style:style style:name="T44" style:family="text">
      <style:text-properties fo:font-weight="bold" officeooo:rsid="00431ed0" style:font-weight-asian="bold" style:font-weight-complex="bold"/>
    </style:style>
    <style:style style:name="T45" style:family="text">
      <style:text-properties fo:font-weight="bold" officeooo:rsid="0042bbc1" style:font-weight-asian="bold" style:font-weight-complex="bold"/>
    </style:style>
    <style:style style:name="T46" style:family="text">
      <style:text-properties fo:font-weight="bold" officeooo:rsid="007195ae" style:font-weight-asian="bold" style:font-weight-complex="bold"/>
    </style:style>
    <style:style style:name="T47" style:family="text">
      <style:text-properties fo:font-weight="bold" officeooo:rsid="00b96ec2" style:font-weight-asian="bold" style:font-weight-complex="bold"/>
    </style:style>
    <style:style style:name="T48" style:family="text">
      <style:text-properties fo:font-weight="bold" officeooo:rsid="00bb626c" style:font-weight-asian="bold" style:font-weight-complex="bold"/>
    </style:style>
    <style:style style:name="T49" style:family="text">
      <style:text-properties fo:font-weight="bold" officeooo:rsid="00bf1bf8" style:font-weight-asian="bold" style:font-weight-complex="bold"/>
    </style:style>
    <style:style style:name="T50" style:family="text">
      <style:text-properties fo:font-weight="bold" officeooo:rsid="00c99c90" style:font-weight-asian="bold" style:font-weight-complex="bold"/>
    </style:style>
    <style:style style:name="T51" style:family="text">
      <style:text-properties fo:font-weight="bold" officeooo:rsid="00ccee24" style:font-weight-asian="bold" style:font-weight-complex="bold"/>
    </style:style>
    <style:style style:name="T52" style:family="text">
      <style:text-properties officeooo:rsid="00674b1c"/>
    </style:style>
    <style:style style:name="T53" style:family="text">
      <style:text-properties officeooo:rsid="0067812f"/>
    </style:style>
    <style:style style:name="T54" style:family="text">
      <style:text-properties officeooo:rsid="00685b26"/>
    </style:style>
    <style:style style:name="T55" style:family="text">
      <style:text-properties officeooo:rsid="006a4568"/>
    </style:style>
    <style:style style:name="T56" style:family="text">
      <style:text-properties officeooo:rsid="006c42ec"/>
    </style:style>
    <style:style style:name="T57" style:family="text">
      <style:text-properties officeooo:rsid="006dafe8"/>
    </style:style>
    <style:style style:name="T58" style:family="text">
      <style:text-properties officeooo:rsid="006e3ddb"/>
    </style:style>
    <style:style style:name="T59" style:family="text">
      <style:text-properties officeooo:rsid="006f360b"/>
    </style:style>
    <style:style style:name="T60" style:family="text">
      <style:text-properties officeooo:rsid="006f5e9e"/>
    </style:style>
    <style:style style:name="T61" style:family="text">
      <style:text-properties officeooo:rsid="007195ae"/>
    </style:style>
    <style:style style:name="T62" style:family="text">
      <style:text-properties officeooo:rsid="0072bbba"/>
    </style:style>
    <style:style style:name="T63" style:family="text">
      <style:text-properties officeooo:rsid="00744a61"/>
    </style:style>
    <style:style style:name="T64" style:family="text">
      <style:text-properties officeooo:rsid="0076f949"/>
    </style:style>
    <style:style style:name="T65" style:family="text">
      <style:text-properties officeooo:rsid="007828ec"/>
    </style:style>
    <style:style style:name="T66" style:family="text">
      <style:text-properties officeooo:rsid="007a4cec"/>
    </style:style>
    <style:style style:name="T67" style:family="text">
      <style:text-properties officeooo:rsid="007b2fac"/>
    </style:style>
    <style:style style:name="T68" style:family="text">
      <style:text-properties officeooo:rsid="0065cb70"/>
    </style:style>
    <style:style style:name="T69" style:family="text">
      <style:text-properties officeooo:rsid="007be68f"/>
    </style:style>
    <style:style style:name="T70" style:family="text">
      <style:text-properties officeooo:rsid="007dabce"/>
    </style:style>
    <style:style style:name="T71" style:family="text">
      <style:text-properties officeooo:rsid="00809078"/>
    </style:style>
    <style:style style:name="T72" style:family="text">
      <style:text-properties officeooo:rsid="0080a069"/>
    </style:style>
    <style:style style:name="T73" style:family="text">
      <style:text-properties officeooo:rsid="0080ab29"/>
    </style:style>
    <style:style style:name="T74" style:family="text">
      <style:text-properties officeooo:rsid="0081b9ff"/>
    </style:style>
    <style:style style:name="T75" style:family="text">
      <style:text-properties officeooo:rsid="008346ec"/>
    </style:style>
    <style:style style:name="T76" style:family="text">
      <style:text-properties officeooo:rsid="008481b4"/>
    </style:style>
    <style:style style:name="T77" style:family="text">
      <style:text-properties officeooo:rsid="008678aa"/>
    </style:style>
    <style:style style:name="T78" style:family="text">
      <style:text-properties officeooo:rsid="0086ea0c"/>
    </style:style>
    <style:style style:name="T79" style:family="text">
      <style:text-properties officeooo:rsid="00876f69"/>
    </style:style>
    <style:style style:name="T80" style:family="text">
      <style:text-properties officeooo:rsid="0097f070"/>
    </style:style>
    <style:style style:name="T81" style:family="text">
      <style:text-properties officeooo:rsid="0098affb"/>
    </style:style>
    <style:style style:name="T82" style:family="text">
      <style:text-properties officeooo:rsid="009b0b73"/>
    </style:style>
    <style:style style:name="T83" style:family="text">
      <style:text-properties officeooo:rsid="009bb2db"/>
    </style:style>
    <style:style style:name="T84" style:family="text">
      <style:text-properties officeooo:rsid="009cbe68"/>
    </style:style>
    <style:style style:name="T85" style:family="text">
      <style:text-properties officeooo:rsid="009f137c"/>
    </style:style>
    <style:style style:name="T86" style:family="text">
      <style:text-properties officeooo:rsid="009fd98c"/>
    </style:style>
    <style:style style:name="T87" style:family="text">
      <style:text-properties officeooo:rsid="00a078d8"/>
    </style:style>
    <style:style style:name="T88" style:family="text">
      <style:text-properties officeooo:rsid="00a0901f"/>
    </style:style>
    <style:style style:name="T89" style:family="text">
      <style:text-properties officeooo:rsid="00a10978"/>
    </style:style>
    <style:style style:name="T90" style:family="text">
      <style:text-properties officeooo:rsid="00a25560"/>
    </style:style>
    <style:style style:name="T91" style:family="text">
      <style:text-properties officeooo:rsid="00a381b4"/>
    </style:style>
    <style:style style:name="T92" style:family="text">
      <style:text-properties officeooo:rsid="00a44e1f"/>
    </style:style>
    <style:style style:name="T93" style:family="text">
      <style:text-properties officeooo:rsid="00a5df4e"/>
    </style:style>
    <style:style style:name="T94" style:family="text">
      <style:text-properties officeooo:rsid="00a71867"/>
    </style:style>
    <style:style style:name="T95" style:family="text">
      <style:text-properties officeooo:rsid="00a806a8"/>
    </style:style>
    <style:style style:name="T96" style:family="text">
      <style:text-properties officeooo:rsid="00a84d68"/>
    </style:style>
    <style:style style:name="T97" style:family="text">
      <style:text-properties officeooo:rsid="00a93b03"/>
    </style:style>
    <style:style style:name="T98" style:family="text">
      <style:text-properties officeooo:rsid="00ab2e70"/>
    </style:style>
    <style:style style:name="T99" style:family="text">
      <style:text-properties officeooo:rsid="00ac054c"/>
    </style:style>
    <style:style style:name="T100" style:family="text">
      <style:text-properties officeooo:rsid="00acf352"/>
    </style:style>
    <style:style style:name="T101" style:family="text">
      <style:text-properties officeooo:rsid="0085f8a9"/>
    </style:style>
    <style:style style:name="T102" style:family="text">
      <style:text-properties officeooo:rsid="00ae40dc"/>
    </style:style>
    <style:style style:name="T103" style:family="text">
      <style:text-properties officeooo:rsid="00af92ca"/>
    </style:style>
    <style:style style:name="T104" style:family="text">
      <style:text-properties officeooo:rsid="00b1d090"/>
    </style:style>
    <style:style style:name="T105" style:family="text">
      <style:text-properties officeooo:rsid="00b33d93"/>
    </style:style>
    <style:style style:name="T106" style:family="text">
      <style:text-properties officeooo:rsid="00b53977"/>
    </style:style>
    <style:style style:name="T107" style:family="text">
      <style:text-properties officeooo:rsid="00b53e37"/>
    </style:style>
    <style:style style:name="T108" style:family="text">
      <style:text-properties officeooo:rsid="00b56fb5"/>
    </style:style>
    <style:style style:name="T109" style:family="text">
      <style:text-properties officeooo:rsid="00b746a9"/>
    </style:style>
    <style:style style:name="T110" style:family="text">
      <style:text-properties officeooo:rsid="00b7cc75"/>
    </style:style>
    <style:style style:name="T111" style:family="text">
      <style:text-properties officeooo:rsid="00b7f96c"/>
    </style:style>
    <style:style style:name="T112" style:family="text">
      <style:text-properties officeooo:rsid="00b96ec2"/>
    </style:style>
    <style:style style:name="T113" style:family="text">
      <style:text-properties officeooo:rsid="00bb626c"/>
    </style:style>
    <style:style style:name="T114" style:family="text">
      <style:text-properties fo:font-weight="normal"/>
    </style:style>
    <style:style style:name="T115" style:family="text">
      <style:text-properties fo:font-weight="normal" officeooo:rsid="00bf1bf8" style:font-weight-asian="normal" style:font-weight-complex="normal"/>
    </style:style>
    <style:style style:name="T116" style:family="text">
      <style:text-properties fo:font-weight="normal" officeooo:rsid="00c0c294" style:font-weight-asian="normal" style:font-weight-complex="normal"/>
    </style:style>
    <style:style style:name="T117" style:family="text">
      <style:text-properties fo:font-weight="normal" officeooo:rsid="00c99c90" style:font-weight-asian="normal" style:font-weight-complex="normal"/>
    </style:style>
    <style:style style:name="T118" style:family="text">
      <style:text-properties fo:font-weight="normal" officeooo:rsid="00ccee24" style:font-weight-asian="normal" style:font-weight-complex="normal"/>
    </style:style>
    <style:style style:name="T119" style:family="text">
      <style:text-properties officeooo:rsid="00c99c90"/>
    </style:style>
    <style:style style:name="T120" style:family="text">
      <style:text-properties officeooo:rsid="00d01d4d"/>
    </style:style>
    <style:style style:name="T121" style:family="text">
      <style:text-properties officeooo:rsid="00d06fe6"/>
    </style:style>
    <style:style style:name="T122"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12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12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25" style:family="text">
      <style:text-properties fo:font-variant="normal" fo:text-transform="none" fo:color="#000000" style:text-line-through-style="none" style:text-line-through-type="none" style:font-name="Arial" fo:font-size="11pt" fo:font-style="normal" style:text-underline-style="none" fo:font-weight="normal" officeooo:rsid="00d39f52" style:text-blinking="false" fo:background-color="transparent" loext:char-shading-value="0"/>
    </style:style>
    <style:style style:name="T12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28" style:family="text">
      <style:text-properties fo:font-variant="normal" fo:text-transform="none" fo:color="#000000" style:text-line-through-style="none" style:text-line-through-type="none" style:text-position="super 58%" style:font-name="Arial" fo:font-size="11pt" fo:font-style="normal" style:text-underline-style="none" fo:font-weight="normal" style:text-blinking="false" fo:background-color="transparent" loext:char-shading-value="0"/>
    </style:style>
    <style:style style:name="T129" style:family="text">
      <style:text-properties fo:font-variant="normal" fo:text-transform="none" fo:color="#000000" style:text-line-through-style="none" style:text-line-through-type="none" style:text-position="super 58%" style:font-name="Arial" fo:font-size="11pt" fo:font-style="normal" style:text-underline-style="none" style:text-blinking="false" fo:background-color="transparent" loext:char-shading-value="0"/>
    </style:style>
    <style:style style:name="T130"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style>
    <style:style style:name="T131" style:family="text">
      <style:text-properties fo:font-variant="normal" fo:text-transform="none" fo:color="#050505" style:text-line-through-style="none" style:text-line-through-type="none" style:font-name="Arial" fo:font-size="11.5pt" fo:font-style="normal" style:text-underline-style="none" style:text-blinking="false" fo:background-color="#ffffff" loext:char-shading-value="0"/>
    </style:style>
    <style:style style:name="T132" style:family="text">
      <style:text-properties fo:font-variant="normal" fo:text-transform="none" fo:color="#050505" style:text-line-through-style="none" style:text-line-through-type="none" style:font-name="Arial" fo:font-size="11.5pt" fo:font-style="normal" style:text-underline-style="none" officeooo:rsid="00d39f52" style:text-blinking="false" fo:background-color="#ffffff" loext:char-shading-value="0"/>
    </style:style>
    <style:style style:name="T133" style:family="text">
      <style:text-properties officeooo:rsid="00d6baf8"/>
    </style:style>
    <style:style style:name="T134" style:family="text">
      <style:text-properties officeooo:rsid="00d85bf2"/>
    </style:style>
    <style:style style:name="T135" style:family="text">
      <style:text-properties officeooo:rsid="00da1acd"/>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75"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76" text:outline-level="1">Options</text:h>
      <text:list xml:id="list739602369" text:style-name="L1">
        <text:list-item>
          <text:p text:style-name="P90">A plug in replacement. (already available).</text:p>
        </text:list-item>
        <text:list-item>
          <text:p text:style-name="P90">A plug in replacement with a video RAM replacement also onboard.</text:p>
        </text:list-item>
        <text:list-item>
          <text:p text:style-name="P90">Replacement with access to <text:span text:style-name="T3">mainboard </text:span>processor half address and data bus for full ROM/RAM replacement.</text:p>
        </text:list-item>
        <text:list-item>
          <text:p text:style-name="P90">Also with ED xx opcode co-processing for the Z80 at high speed. <text:span text:style-name="T9">Requires /M1 signal.</text:span></text:p>
        </text:list-item>
        <text:list-item>
          <text:p text:style-name="P90">An on-board <text:span text:style-name="T2">(perhaps turbo) </text:span>Z80 removing the need to intercept the external Z80 bus.</text:p>
        </text:list-item>
        <text:list-item>
          <text:p text:style-name="P90">Extended graphics with excellent compatibility, but future and re-release software options.</text:p>
        </text:list-item>
        <text:list-item>
          <text:p text:style-name="P91">A SoC plus using the mainboard as just a power IO (port connectivity) and video mixer.</text:p>
        </text:list-item>
        <text:list-item>
          <text:p text:style-name="P92">On-board Z80 turbo and delegate Z80 (with appropriate ROM) for edge connector IO.</text:p>
        </text:list-item>
        <text:list-item>
          <text:p text:style-name="P93">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94">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95"><text:span text:style-name="T43">A turbo </text:span><text:span text:style-name="T44">extended ISA</text:span><text:span text:style-name="T43"> Z80 on-board with only the lower 32kB shared but with different </text:span><text:span text:style-name="T44">ULA </text:span><text:span text:style-name="T43">ROM (96kB total RAM, </text:span><text:span text:style-name="T44">old ROM for mainboard</text:span><text:span text:style-name="T43">). </text:span><text:span text:style-name="T45">This makes edge connector issues easier. </text:span><text:span text:style-name="T46">PREFERRED OPTION</text:span></text:p>
        </text:list-item>
      </text:list>
      <text:h text:style-name="P77"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77"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78"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33">M\L</text:p>
          </table:table-cell>
          <table:table-cell table:style-name="Table1.A1" office:value-type="string">
            <text:p text:style-name="P33">0</text:p>
          </table:table-cell>
          <table:table-cell table:style-name="Table1.A1" office:value-type="string">
            <text:p text:style-name="P33">1</text:p>
          </table:table-cell>
          <table:table-cell table:style-name="Table1.A1" office:value-type="string">
            <text:p text:style-name="P33">2</text:p>
          </table:table-cell>
          <table:table-cell table:style-name="Table1.A1" office:value-type="string">
            <text:p text:style-name="P33">3</text:p>
          </table:table-cell>
          <table:table-cell table:style-name="Table1.A1" office:value-type="string">
            <text:p text:style-name="P33">4</text:p>
          </table:table-cell>
          <table:table-cell table:style-name="Table1.A1" office:value-type="string">
            <text:p text:style-name="P33">5</text:p>
          </table:table-cell>
          <table:table-cell table:style-name="Table1.A1" office:value-type="string">
            <text:p text:style-name="P33">6</text:p>
          </table:table-cell>
          <table:table-cell table:style-name="Table1.A1" office:value-type="string">
            <text:p text:style-name="P33">7</text:p>
          </table:table-cell>
          <table:table-cell table:style-name="Table1.A1" office:value-type="string">
            <text:p text:style-name="P33">8</text:p>
          </table:table-cell>
          <table:table-cell table:style-name="Table1.A1" office:value-type="string">
            <text:p text:style-name="P33">9</text:p>
          </table:table-cell>
          <table:table-cell table:style-name="Table1.A1" office:value-type="string">
            <text:p text:style-name="P33">A</text:p>
          </table:table-cell>
          <table:table-cell table:style-name="Table1.A1" office:value-type="string">
            <text:p text:style-name="P33">B</text:p>
          </table:table-cell>
          <table:table-cell table:style-name="Table1.A1" office:value-type="string">
            <text:p text:style-name="P33">C</text:p>
          </table:table-cell>
          <table:table-cell table:style-name="Table1.A1" office:value-type="string">
            <text:p text:style-name="P33">D</text:p>
          </table:table-cell>
          <table:table-cell table:style-name="Table1.A1" office:value-type="string">
            <text:p text:style-name="P33">E</text:p>
          </table:table-cell>
          <table:table-cell table:style-name="Table1.A1" office:value-type="string">
            <text:p text:style-name="P33">F</text:p>
          </table:table-cell>
        </table:table-row>
        <table:table-row>
          <table:table-cell table:style-name="Table1.A1" office:value-type="string">
            <text:p text:style-name="P33">0</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1</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2</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E4" office:value-type="string">
            <text:p text:style-name="P62">SNB</text:p>
          </table:table-cell>
          <table:table-cell table:style-name="Table1.E4" office:value-type="string">
            <text:p text:style-name="P62">MRR</text:p>
          </table:table-cell>
          <table:table-cell table:style-name="Table1.A1" office:value-type="string">
            <text:p text:style-name="P31"/>
          </table:table-cell>
          <table:table-cell table:style-name="Table1.A1" office:value-type="string">
            <text:p text:style-name="P31"/>
          </table:table-cell>
          <table:table-cell table:style-name="Table1.E4" office:value-type="string">
            <text:p text:style-name="P65">TEST</text:p>
          </table:table-cell>
          <table:table-cell table:style-name="Table1.E4" office:value-type="string">
            <text:p text:style-name="P65">BSLA</text:p>
          </table:table-cell>
          <table:table-cell table:style-name="Table1.E4" office:value-type="string">
            <text:p text:style-name="P65">BSRA</text:p>
          </table:table-cell>
          <table:table-cell table:style-name="Table1.E4" office:value-type="string">
            <text:p text:style-name="P65">BSRL</text:p>
          </table:table-cell>
          <table:table-cell table:style-name="Table1.E4" office:value-type="string">
            <text:p text:style-name="P65">BSRF</text:p>
          </table:table-cell>
          <table:table-cell table:style-name="Table1.E4" office:value-type="string">
            <text:p text:style-name="P65">BRLC</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3</text:p>
          </table:table-cell>
          <table:table-cell table:style-name="Table1.E4" office:value-type="string">
            <text:p text:style-name="P61">MUL</text:p>
          </table:table-cell>
          <table:table-cell table:style-name="Table1.E4" table:number-columns-spanned="6" office:value-type="string">
            <text:p text:style-name="P61">ADD</text:p>
          </table:table-cell>
          <table:covered-table-cell/>
          <table:covered-table-cell/>
          <table:covered-table-cell/>
          <table:covered-table-cell/>
          <table:covered-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4</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P6" office:value-type="string">
            <text:p text:style-name="P31"/>
          </table:table-cell>
          <table:table-cell table:style-name="Table1.B6" office:value-type="string">
            <text:p text:style-name="P31"/>
          </table:table-cell>
        </table:table-row>
        <table:table-row>
          <table:table-cell table:style-name="Table1.A1" office:value-type="string">
            <text:p text:style-name="P33">5</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row>
        <table:table-row>
          <table:table-cell table:style-name="Table1.A1" office:value-type="string">
            <text:p text:style-name="P33">6</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P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P6" office:value-type="string">
            <text:p text:style-name="P31"/>
          </table:table-cell>
          <table:table-cell table:style-name="Table1.B6" office:value-type="string">
            <text:p text:style-name="P31"/>
          </table:table-cell>
        </table:table-row>
        <table:table-row>
          <table:table-cell table:style-name="Table1.A1" office:value-type="string">
            <text:p text:style-name="P33">7</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P6" office:value-type="string">
            <text:p text:style-name="P31"/>
          </table:table-cell>
          <table:table-cell table:style-name="Table1.I9" office:value-type="string">
            <text:p text:style-name="P52">DIV</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P6" office:value-type="string">
            <text:p text:style-name="P31"/>
          </table:table-cell>
          <table:table-cell table:style-name="Table1.I9" office:value-type="string">
            <text:p text:style-name="P52">MUL</text:p>
          </table:table-cell>
        </table:table-row>
        <table:table-row>
          <table:table-cell table:style-name="Table1.A1" office:value-type="string">
            <text:p text:style-name="P33">8</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E4" office:value-type="string">
            <text:p text:style-name="P64">PUSH</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9</text:p>
          </table:table-cell>
          <table:table-cell table:style-name="Table1.E4" office:value-type="string">
            <text:p text:style-name="P59">OIB</text:p>
          </table:table-cell>
          <table:table-cell table:style-name="Table1.D11" office:value-type="string">
            <text:p text:style-name="P71">ILA</text:p>
          </table:table-cell>
          <table:table-cell table:style-name="Table1.D11" office:value-type="string">
            <text:p text:style-name="P71">ILB</text:p>
          </table:table-cell>
          <table:table-cell table:style-name="Table1.E4" office:value-type="string">
            <text:p text:style-name="P56">PXD</text:p>
          </table:table-cell>
          <table:table-cell table:style-name="Table1.F11" office:value-type="string">
            <text:p text:style-name="P56">PXA</text:p>
          </table:table-cell>
          <table:table-cell table:style-name="Table1.E4" office:value-type="string">
            <text:p text:style-name="P58">SAE</text:p>
          </table:table-cell>
          <table:table-cell table:style-name="Table1.I9" office:value-type="string">
            <text:p text:style-name="P57">CAA</text:p>
          </table:table-cell>
          <table:table-cell table:style-name="Table1.I9" office:value-type="string">
            <text:p text:style-name="P60">SBH</text:p>
          </table:table-cell>
          <table:table-cell table:style-name="Table1.E4" office:value-type="string">
            <text:p text:style-name="P63">JP </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A</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F12" office:value-type="string">
            <text:p text:style-name="P67">LDIX</text:p>
          </table:table-cell>
          <table:table-cell table:style-name="Table1.F12" office:value-type="string">
            <text:p text:style-name="P68">LDWS</text:p>
          </table:table-cell>
          <table:table-cell table:style-name="Table1.H12" office:value-type="string">
            <text:p text:style-name="P53"/>
          </table:table-cell>
          <table:table-cell table:style-name="Table1.H12" office:value-type="string">
            <text:p text:style-name="P53"/>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E4" office:value-type="string">
            <text:p text:style-name="P66">LDDX</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B</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F12" office:value-type="string">
            <text:p text:style-name="P70">LIRX</text:p>
          </table:table-cell>
          <table:table-cell table:style-name="Table1.H12" office:value-type="string">
            <text:p text:style-name="P55"/>
          </table:table-cell>
          <table:table-cell table:style-name="Table1.H12" office:value-type="string">
            <text:p text:style-name="P54"/>
          </table:table-cell>
          <table:table-cell table:style-name="Table1.F12" office:value-type="string">
            <text:p text:style-name="P69">LPRX</text:p>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B6" office:value-type="string">
            <text:p text:style-name="P31"/>
          </table:table-cell>
          <table:table-cell table:style-name="Table1.E4" office:value-type="string">
            <text:p text:style-name="P66">LDRX</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C</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D</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53"/>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E</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53"/>
          </table:table-cell>
          <table:table-cell table:style-name="Table1.A1" office:value-type="string">
            <text:p text:style-name="P55"/>
          </table:table-cell>
          <table:table-cell table:style-name="Table1.A1" office:value-type="string">
            <text:p text:style-name="P54"/>
          </table:table-cell>
          <table:table-cell table:style-name="Table1.A1" office:value-type="string">
            <text:p text:style-name="P53"/>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row>
          <table:table-cell table:style-name="Table1.A1" office:value-type="string">
            <text:p text:style-name="P33">F</text:p>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cell table:style-name="Table1.A1" office:value-type="string">
            <text:p text:style-name="P31"/>
          </table:table-cell>
        </table:table-row>
      </table:table>
      <text:p text:style-name="P6"><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79"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35">M\L</text:p>
          </table:table-cell>
          <table:table-cell table:style-name="Table2.A1" office:value-type="string">
            <text:p text:style-name="P35">DD <text:span text:style-name="T14">(IX)</text:span></text:p>
          </table:table-cell>
          <table:table-cell table:style-name="Table2.A1" office:value-type="string">
            <text:p text:style-name="P35">ED <text:span text:style-name="T14">(XX)</text:span></text:p>
          </table:table-cell>
          <table:table-cell table:style-name="Table2.D1" office:value-type="string">
            <text:p text:style-name="P35">FD <text:span text:style-name="T14">(IY)</text:span></text:p>
          </table:table-cell>
        </table:table-row>
        <table:table-row>
          <table:table-cell table:style-name="Table2.A2" office:value-type="string">
            <text:p text:style-name="P35">DD</text:p>
          </table:table-cell>
          <table:table-cell table:style-name="Table2.A2" office:value-type="string">
            <text:p text:style-name="P43">IU Mode?</text:p>
          </table:table-cell>
          <table:table-cell table:style-name="Table2.C2" office:value-type="string">
            <text:p text:style-name="P44">IX Mode?</text:p>
          </table:table-cell>
          <table:table-cell table:style-name="Table2.D2" office:value-type="string">
            <text:p text:style-name="P43">IV Mode?</text:p>
          </table:table-cell>
        </table:table-row>
        <table:table-row>
          <table:table-cell table:style-name="Table2.A2" office:value-type="string">
            <text:p text:style-name="P35">FD</text:p>
          </table:table-cell>
          <table:table-cell table:style-name="Table2.A2" office:value-type="string">
            <text:p text:style-name="P43">IW Mode?</text:p>
          </table:table-cell>
          <table:table-cell table:style-name="Table2.C2" office:value-type="string">
            <text:p text:style-name="P44">IY Mode?</text:p>
          </table:table-cell>
          <table:table-cell table:style-name="Table2.D3" office:value-type="string">
            <text:p text:style-name="P43">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5">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7"><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1">Some opcodes </text:span><text:span text:style-name="T42">may</text:span><text:span text:style-name="T41"> not </text:span><text:span text:style-name="T42">be</text:span><text:span text:style-name="T41"> available for IU, IV, IW and IZ.</text:span></text:p>
      <text:p text:style-name="P8">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80"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34">M\L</text:p>
          </table:table-cell>
          <table:table-cell table:style-name="Table3.A1" office:value-type="string">
            <text:p text:style-name="P34">0</text:p>
          </table:table-cell>
          <table:table-cell table:style-name="Table3.A1" office:value-type="string">
            <text:p text:style-name="P34">1</text:p>
          </table:table-cell>
          <table:table-cell table:style-name="Table3.A1" office:value-type="string">
            <text:p text:style-name="P34">2</text:p>
          </table:table-cell>
          <table:table-cell table:style-name="Table3.A1" office:value-type="string">
            <text:p text:style-name="P34">3</text:p>
          </table:table-cell>
          <table:table-cell table:style-name="Table3.A1" office:value-type="string">
            <text:p text:style-name="P34">4</text:p>
          </table:table-cell>
          <table:table-cell table:style-name="Table3.A1" office:value-type="string">
            <text:p text:style-name="P34">5</text:p>
          </table:table-cell>
          <table:table-cell table:style-name="Table3.A1" office:value-type="string">
            <text:p text:style-name="P34">6</text:p>
          </table:table-cell>
          <table:table-cell table:style-name="Table3.A1" office:value-type="string">
            <text:p text:style-name="P34">7</text:p>
          </table:table-cell>
          <table:table-cell table:style-name="Table3.A1" office:value-type="string">
            <text:p text:style-name="P34">8</text:p>
          </table:table-cell>
          <table:table-cell table:style-name="Table3.A1" office:value-type="string">
            <text:p text:style-name="P34">9</text:p>
          </table:table-cell>
          <table:table-cell table:style-name="Table3.A1" office:value-type="string">
            <text:p text:style-name="P34">A</text:p>
          </table:table-cell>
          <table:table-cell table:style-name="Table3.A1" office:value-type="string">
            <text:p text:style-name="P34">B</text:p>
          </table:table-cell>
          <table:table-cell table:style-name="Table3.A1" office:value-type="string">
            <text:p text:style-name="P34">C</text:p>
          </table:table-cell>
          <table:table-cell table:style-name="Table3.A1" office:value-type="string">
            <text:p text:style-name="P34">D</text:p>
          </table:table-cell>
          <table:table-cell table:style-name="Table3.A1" office:value-type="string">
            <text:p text:style-name="P34">E</text:p>
          </table:table-cell>
          <table:table-cell table:style-name="Table3.A1" office:value-type="string">
            <text:p text:style-name="P34">F</text:p>
          </table:table-cell>
        </table:table-row>
        <table:table-row>
          <table:table-cell table:style-name="Table3.A1" office:value-type="string">
            <text:p text:style-name="P34">0</text:p>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p text:style-name="P34">1</text:p>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p text:style-name="P34">2</text:p>
          </table:table-cell>
          <table:table-cell table:style-name="Table3.A1"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A1" office:value-type="string">
            <text:p text:style-name="P32"/>
          </table:table-cell>
        </table:table-row>
        <table:table-row>
          <table:table-cell table:style-name="Table3.A1" office:value-type="string">
            <text:p text:style-name="P34">3</text:p>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p text:style-name="P34">4</text:p>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row>
        <table:table-row>
          <table:table-cell table:style-name="Table3.A1" office:value-type="string">
            <text:p text:style-name="P34">5</text:p>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row>
        <table:table-row>
          <table:table-cell table:style-name="Table3.A1" office:value-type="string">
            <text:p text:style-name="P34">6</text:p>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row>
        <table:table-row>
          <table:table-cell table:style-name="Table3.A1" office:value-type="string">
            <text:p text:style-name="P34">7</text:p>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row>
        <table:table-row>
          <table:table-cell table:style-name="Table3.A1" office:value-type="string">
            <text:p text:style-name="P34">8</text:p>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row>
        <table:table-row>
          <table:table-cell table:style-name="Table3.A1" office:value-type="string">
            <text:p text:style-name="P34">9</text:p>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row>
        <table:table-row>
          <table:table-cell table:style-name="Table3.A1" office:value-type="string">
            <text:p text:style-name="P34">A</text:p>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row>
        <table:table-row>
          <table:table-cell table:style-name="Table3.A1" office:value-type="string">
            <text:p text:style-name="P34">B</text:p>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B6"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K2" office:value-type="string">
            <text:p text:style-name="P32"/>
          </table:table-cell>
          <table:table-cell table:style-name="Table3.B6" office:value-type="string">
            <text:p text:style-name="P32"/>
          </table:table-cell>
        </table:table-row>
        <table:table-row>
          <table:table-cell table:style-name="Table3.A1" office:value-type="string">
            <text:p text:style-name="P34">C</text:p>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p text:style-name="P34">D</text:p>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p text:style-name="P34">E</text:p>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row>
          <table:table-cell table:style-name="Table3.A1" office:value-type="string">
            <text:p text:style-name="P34">F</text:p>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K2"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cell table:style-name="Table3.A1" office:value-type="string">
            <text:p text:style-name="P32"/>
          </table:table-cell>
        </table:table-row>
      </table:table>
      <text:h text:style-name="P81"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36">Port Write FE</text:p>
          </table:table-cell>
          <table:covered-table-cell/>
          <table:covered-table-cell/>
          <table:covered-table-cell/>
          <table:covered-table-cell/>
          <table:covered-table-cell/>
        </table:table-row>
        <table:table-row>
          <table:table-cell table:style-name="Table4.A2" office:value-type="string">
            <text:p text:style-name="P40">48KRUN</text:p>
          </table:table-cell>
          <table:table-cell table:style-name="Table4.A2" office:value-type="string">
            <text:p text:style-name="P42">NOINT</text:p>
          </table:table-cell>
          <table:table-cell table:style-name="Table4.A2" office:value-type="string">
            <text:p text:style-name="P46">---</text:p>
          </table:table-cell>
          <table:table-cell table:style-name="Table4.A2" office:value-type="string">
            <text:p text:style-name="P46">Ear</text:p>
          </table:table-cell>
          <table:table-cell table:style-name="Table4.A2" office:value-type="string">
            <text:p text:style-name="P46">Mic</text:p>
          </table:table-cell>
          <table:table-cell table:style-name="Table4.F2" office:value-type="string">
            <text:p text:style-name="P45">Border</text:p>
          </table:table-cell>
        </table:table-row>
      </table:table>
      <text:p text:style-name="P23"><text:span text:style-name="T27">The higher speed of this Z80 allows the line blanking to be connected to </text:span><text:span text:style-name="T102">its</text:span><text:span text:style-name="T27"> /INT signal internally for higher speed synchronous programming</text:span><text:span text:style-name="T28">.</text:span><text:span text:style-name="T29"> </text:span><text:span text:style-name="T30">To aid line interrupts /M1 and /IOREQ are used to place the video line </text:span><text:span text:style-name="T33">pair </text:span><text:span text:style-name="T30">number on the </text:span><text:span text:style-name="T102">auxiliary Z80’s </text:span><text:span text:style-name="T30">data bus. </text:span><text:span text:style-name="T37">Z</text:span><text:span text:style-name="T32">ero</text:span><text:span text:style-name="T31"> is </text:span><text:span text:style-name="T32">the </text:span><text:span text:style-name="T31">first </text:span><text:span text:style-name="T33">two </text:span><text:span text:style-name="T31">graphical bitmap line</text:span><text:span text:style-name="T34">s</text:span><text:span text:style-name="T31"> </text:span><text:span text:style-name="T33">and </text:span><text:span text:style-name="T34">then </text:span><text:span text:style-name="T33">increases by two for easy </text:span><text:span text:style-name="T35">interrupt mode </text:span><text:span text:style-name="T33">IM 2 </text:span><text:span text:style-name="T36">[0 .. 9</text:span><text:span text:style-name="T84">4</text:span><text:span text:style-name="T36">] </text:span><text:span text:style-name="T37">and the rest </text:span><text:span text:style-name="T83">[96 .. 25</text:span><text:span text:style-name="T84">4</text:span><text:span text:style-name="T83">] </text:span><text:span text:style-name="T37">for the vertical blanking interval</text:span><text:span text:style-name="T31">.</text:span></text:p>
      <text:p text:style-name="P25">The 48K<text:span text:style-name="T111">RUN</text:span> <text:span text:style-name="T111">and NOINT </text:span>bit<text:span text:style-name="T111">s</text:span> only exists from the auxiliary Z80 side and allows the mainboard Z80 clock to run <text:span text:style-name="T111">and enable sending vertical blanking interrupts to the mainboard Z80</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37">Port Read FE</text:p>
          </table:table-cell>
          <table:covered-table-cell/>
          <table:covered-table-cell/>
          <table:covered-table-cell/>
        </table:table-row>
        <table:table-row>
          <table:table-cell table:style-name="Table5.A2" office:value-type="string">
            <text:p text:style-name="P41">/<text:span text:style-name="T26">HALT</text:span></text:p>
          </table:table-cell>
          <table:table-cell table:style-name="Table5.A2" office:value-type="string">
            <text:p text:style-name="P41">/<text:span text:style-name="T38">TOUCH</text:span></text:p>
          </table:table-cell>
          <table:table-cell table:style-name="Table5.A2" office:value-type="string">
            <text:p text:style-name="P47">Ear</text:p>
          </table:table-cell>
          <table:table-cell table:style-name="Table5.D2" office:value-type="string">
            <text:p text:style-name="P47">Keyboard</text:p>
          </table:table-cell>
        </table:table-row>
      </table:table>
      <text:p text:style-name="P9">The high bit reads as the HALT state of the auxiliary Z80, along with indicating still <text:span text:style-name="T30">power on</text:span> resetting and not enabled <text:span text:style-name="T30">as a general not busy indication. </text:span><text:span text:style-name="T38">The touch signal indicates if the lower 32kB has been written to by the auxiliary Z80 since the last read </text:span><text:span text:style-name="T39">of </text:span><text:span text:style-name="T40">port </text:span><text:span text:style-name="T39">FE</text:span><text:span text:style-name="T38">, which sets the bit. </text:span><text:span text:style-name="T102">The</text:span><text:span text:style-name="T82"> reciprocal from the other processor prospective </text:span><text:span text:style-name="T102">allows it to see the other’s halt and touch status.</text:span></text:p>
      <text:p text:style-name="P30">On power up the auxiliary Z80 becomes “master” but it can halt itself after restoring correct function of the mainboard Z80 <text:span text:style-name="T104">via 48KRUN</text:span>. It could also work as a coprocessor.</text:p>
      <text:h text:style-name="P82" text:outline-level="1"><text:soft-page-break/>Extended Graphics <text:span text:style-name="T69">and Sound</text:span></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5">This arrangement allows easy compatibility when the shadow RAM is all zeros. </text:span><text:span text:style-name="T56">BG and FG are alternated when the FLASH attribute is selected. </text:span><text:span text:style-name="T70">Memory order is extended plane 0 (PL0) lowest in memory, plane 1 (PL1) and then AT0 up to AT4 ascending in memory. </text:span><text:span text:style-name="T133">The most significant bit is PL1.</text:span></text:p>
      <table:table table:name="Table6" table:style-name="Table6">
        <table:table-column table:style-name="Table6.A" table:number-columns-repeated="7"/>
        <table:table-column table:style-name="Table6.H"/>
        <table:table-row>
          <table:table-cell table:style-name="Table6.A1" office:value-type="string">
            <text:p text:style-name="P38">000</text:p>
          </table:table-cell>
          <table:table-cell table:style-name="Table6.A1" office:value-type="string">
            <text:p text:style-name="P38">001</text:p>
          </table:table-cell>
          <table:table-cell table:style-name="Table6.A1" office:value-type="string">
            <text:p text:style-name="P38">010</text:p>
          </table:table-cell>
          <table:table-cell table:style-name="Table6.A1" office:value-type="string">
            <text:p text:style-name="P38">011</text:p>
          </table:table-cell>
          <table:table-cell table:style-name="Table6.A1" office:value-type="string">
            <text:p text:style-name="P38">100</text:p>
          </table:table-cell>
          <table:table-cell table:style-name="Table6.A1" office:value-type="string">
            <text:p text:style-name="P38">101</text:p>
          </table:table-cell>
          <table:table-cell table:style-name="Table6.A1" office:value-type="string">
            <text:p text:style-name="P38">110</text:p>
          </table:table-cell>
          <table:table-cell table:style-name="Table6.H1" office:value-type="string">
            <text:p text:style-name="P38">111</text:p>
          </table:table-cell>
        </table:table-row>
        <table:table-row>
          <table:table-cell table:style-name="Table6.A2" office:value-type="string">
            <text:p text:style-name="P48">BG</text:p>
          </table:table-cell>
          <table:table-cell table:style-name="Table6.A2" office:value-type="string">
            <text:p text:style-name="P48">FG</text:p>
          </table:table-cell>
          <table:table-cell table:style-name="Table6.A2" office:value-type="string">
            <text:p text:style-name="P49">BORD<text:span text:style-name="T54">ER</text:span></text:p>
          </table:table-cell>
          <table:table-cell table:style-name="Table6.A2" office:value-type="string">
            <text:p text:style-name="P50">AT<text:span text:style-name="T70">0</text:span></text:p>
          </table:table-cell>
          <table:table-cell table:style-name="Table6.A2" office:value-type="string">
            <text:p text:style-name="P49">AT<text:span text:style-name="T70">1</text:span></text:p>
          </table:table-cell>
          <table:table-cell table:style-name="Table6.A2" office:value-type="string">
            <text:p text:style-name="P49">AT<text:span text:style-name="T70">2</text:span></text:p>
          </table:table-cell>
          <table:table-cell table:style-name="Table6.A2" office:value-type="string">
            <text:p text:style-name="P49">AT<text:span text:style-name="T70">3</text:span></text:p>
          </table:table-cell>
          <table:table-cell table:style-name="Table6.H2" office:value-type="string">
            <text:p text:style-name="P49">AT<text:span text:style-name="T70">4</text:span></text:p>
          </table:table-cell>
        </table:table-row>
      </table:table>
      <text:p text:style-name="P17"><text:span text:style-name="T68">This leaves 256 bytes for an audio engine </text:span><text:span text:style-name="T52">waveform </text:span><text:span text:style-name="T58">(8-bit samples)</text:span><text:span text:style-name="T52">. The wave is played cycled at a </text:span><text:span text:style-name="T67">frequency</text:span><text:span text:style-name="T52"> set by ports FC (MSB) and FA (LSB). These can be read for the current counter indexed sample (FC) and current index fraction (FA). </text:span><text:span text:style-name="T67">A </text:span><text:span text:style-name="T76">written </text:span><text:span text:style-name="T67">value </text:span><text:span text:style-name="T76">pair </text:span><text:span text:style-name="T67">of $08:00 hex is designed to emit a 440Hz cycled wave.</text:span><text:span text:style-name="T53"> </text:span><text:span text:style-name="T61">This makes the mainboard Z80 responsible for deciding the note while the auxiliary Z80 being fast can modify the wave dynamically based on the horizontal blanking.</text:span></text:p>
      <text:p text:style-name="P18">Port F5 is a sound phase offset register when written. It is added to the index of the sample to obtain the used sample. When port F5 is read it contains a count of how many complete cycles of the 256 sample wave have been output wrapping round at the value of 256 back to 0. This allows reading FC, FA and F5 along with some maths and logic to allow a write into F5 for phase modulation effects and similar. <text:span text:style-name="T69">Port F3 is the amplitude register and controls volume when written to. Reading port F3 supplies the actual sample value that is being output after all the volume scaling has been done.</text:span></text:p>
      <text:p text:style-name="P13">The <text:span text:style-name="T70">extended </text:span>attribute bytes are linearly laid out with content as follows in component intensity order. <text:span text:style-name="T70">The eye is not as sensitive to blue and so less resolution is provided in the blue component. </text:span></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39">Extended Attribute Byte</text:p>
          </table:table-cell>
          <table:covered-table-cell/>
          <table:covered-table-cell/>
        </table:table-row>
        <table:table-row>
          <table:table-cell table:style-name="Table7.A2" office:value-type="string">
            <text:p text:style-name="P51">GREEN (3)</text:p>
          </table:table-cell>
          <table:table-cell table:style-name="Table7.A2" office:value-type="string">
            <text:p text:style-name="P51">RED (3)</text:p>
          </table:table-cell>
          <table:table-cell table:style-name="Table7.C2" office:value-type="string">
            <text:p text:style-name="P51">BLUE (2)</text:p>
          </table:table-cell>
        </table:table-row>
      </table:table>
      <text:p text:style-name="Text_20_body">To remove the need for analogue circuitry on the ULA, four times oversampled bitstream 1-bit DACs <text:span text:style-name="T59">can be</text:span> used for video and audio. <text:span text:style-name="T60">This sets an frequency minimum of 32MHz. An on-board (on chip) boost PLL can do this.</text:span></text:p>
      <text:h text:style-name="P83" text:outline-level="1">The Step Debug Port</text:h>
      <text:p text:style-name="P14">Port F9 on the mainboard Z80 sets the instruction to be presented on the data bus in interrupt mode 0. This allows a HALT and jump loop to execute single byte opcodes on the auxiliary Z80. Reads on the port <text:span text:style-name="T62">provide the last executed </text:span><text:span text:style-name="T89">mainboard Z80 </text:span><text:span text:style-name="T62">instruction /M1 initial byte. </text:span><text:span text:style-name="T63">A few gate</text:span><text:span text:style-name="T88">s</text:span><text:span text:style-name="T63"> to ED some things instead of XX confusions. </text:span><text:span text:style-name="T89">The mainboard Z80 can’t reciprocate this, but can control it’s own future interrupt IM 0 and see it’s own last initial /M1 byte (likely an ED).</text:span></text:p>
      <text:p text:style-name="P15">The F7 extended debug port cycles the colour of the border <text:span text:style-name="T89">(with a step down </text:span><text:span text:style-name="T93">and stop at zero </text:span><text:span text:style-name="T89">counter synced to FLASH).</text:span> It reads as the last instruction byte following byte after ED, DD or FD. This allows fancy detection of multi-byte codes. <text:span text:style-name="T64">Remembering this system is all “kinda KIM-1”.</text:span></text:p>
      <text:p text:style-name="P16">Well, enough of the tits up guru meditation “<text:span text:style-name="T65">kids in America”</text:span>, and onto the extension of the Z80 arch. “<text:span text:style-name="T66">Manic Minercraft” wow “the impossible triangler” and the flux0nonathelon.</text:span></text:p>
      <text:h text:style-name="P84" text:outline-level="1"><text:soft-page-break/>SPI Onboard <text:span text:style-name="T103">and NMI</text:span></text:h>
      <text:p text:style-name="P24"><text:span text:style-name="T101">Port F1 is an onboard SPI. This </text:span><text:span text:style-name="T77">is wired to a micro SD card slot. It can be considered to be an internal hard disk. Writing port F1 starts a byte transfer of the written byte. Reading port F1 reads the </text:span><text:span text:style-name="T78">last </text:span><text:span text:style-name="T77">returned byte. There is no interrupt on completion </text:span><text:span text:style-name="T78">and so for simplicity a part returned byte might be read if the transfer is not completed. </text:span><text:span text:style-name="T79">Returning SPI data to the mainboard Z80 has to be considered. </text:span><text:span text:style-name="T97">It is better to limit SPI writes to port F1 to the auxiliary Z80, and have OUT </text:span><text:span text:style-name="T106">from the mainboard Z80</text:span><text:span text:style-name="T97"> to port F1 request </text:span><text:span text:style-name="T98">a</text:span><text:span text:style-name="T100">n NMI</text:span><text:span text:style-name="T98"> of the auxiliary Z80 and perform no SPI activity. This allows the auxiliary Z80 to become the master controlling CPU </text:span><text:span text:style-name="T99">after it’s reset </text:span><text:span text:style-name="T106">and also respond to exiting 48KRUN mode by servi</text:span><text:span text:style-name="T107">cing</text:span><text:span text:style-name="T106"> </text:span><text:span text:style-name="T108">a</text:span><text:span text:style-name="T106"> request.</text:span></text:p>
      <text:h text:style-name="P85" text:outline-level="1">Architecture Subroutines of Common Nature</text:h>
      <text:p text:style-name="P19">This is all about extra instructions to add to the auxiliary Z80 on the mega ULA. Logically first should be some kind of optimization of multiply. <text:span text:style-name="T71">Instruction ED 7F </text:span><text:span text:style-name="T72">seems like a good one. MUL is a suitable mnemonic with semantics of A:DE := A*DE where A is the highest byte of the 24-bit </text:span><text:span text:style-name="T73">unsigned</text:span><text:span text:style-name="T72"> result. </text:span><text:span text:style-name="T73">Leaving B free for DJNZ and C for in and out perhaps. Complementary to that DIV (unsigned of course) with semantics of DE:= DE/</text:span><text:span text:style-name="T74">A</text:span><text:span text:style-name="T73">, A:=</text:span><text:span text:style-name="T72"> </text:span><text:span text:style-name="T73">DE%</text:span><text:span text:style-name="T74">A</text:span><text:span text:style-name="T73"> for a </text:span><text:span text:style-name="T74">16/8</text:span><text:span text:style-name="T73">-bit division </text:span><text:span text:style-name="T74">with instruction opcode ED 77. </text:span><text:span text:style-name="T75">Perhaps the next level would be to construct a 24/16-bit division from this.</text:span></text:p>
      <text:p text:style-name="P21">The ZX Spectrum Next architecture instructions of the Z80N should be included except ED 91 and ED 92 as they are too architecture specific and are best set to providing NOP <text:span text:style-name="T81">(4 and 3 byte versions </text:span><text:span text:style-name="T119">called </text:span><text:span text:style-name="T50">ILB </text:span><text:span text:style-name="T117">(inline byte) and </text:span><text:span text:style-name="T50">ILA</text:span><text:span text:style-name="T117"> (inline address)</text:span><text:span text:style-name="T81">)</text:span>. <text:span text:style-name="T80">This could provide some compatibility, but not 100% and would depend on </text:span><text:span text:style-name="T105">not using</text:span><text:span text:style-name="T80"> feature</text:span><text:span text:style-name="T105">s</text:span><text:span text:style-name="T80"> </text:span><text:span text:style-name="T105">not available</text:span><text:span text:style-name="T80">. </text:span><text:span text:style-name="T105">The instruction length is maintained for “accidental compatibility”.</text:span></text:p>
      <text:p text:style-name="P22"><text:span text:style-name="T85">As it is possible that the auxiliary Z80 </text:span><text:span text:style-name="T86">(with hardware help) </text:span><text:span text:style-name="T85">can place the mainboard Z80 into a wait loop by </text:span><text:span text:style-name="T87">either </text:span><text:span text:style-name="T85">return stack hacking, </text:span><text:span text:style-name="T86">knowing the response to NMI </text:span><text:span text:style-name="T87">or other methods</text:span><text:span text:style-name="T86">. </text:span><text:span text:style-name="T87">In fact if /ROMCS is not active, the ULA may place data (or clock halt and then later place data) to ROM patch if no other conflicting shadow ROM is on the edge connector.</text:span></text:p>
      <text:p text:style-name="P22"><text:span text:style-name="T87">A safer intercept is the keyboard handler as the ULA “knows” when the interrupt happens and so leaves open the detection of enabled interrupt and </text:span><text:span text:style-name="T90">can </text:span><text:span text:style-name="T87">retry </text:span><text:span text:style-name="T92">or set itself “safe”</text:span><text:span text:style-name="T87">. </text:span><text:span text:style-name="T91">The auxiliary ULA Z80 can’t scan the keyboard directly as the ULA does not place the high byte of a port address. </text:span><text:span text:style-name="T106">This then is a safe way to enter into master mode and maintain a keyboard scan via a HALT interrupt loop. </text:span><text:span text:style-name="T110">A checksum of /M1 bytes and altering CALL 02BF (KEYBOARD) with /ROMCS high with a next /M1 check of enough address bits for confidence on the intercept.</text:span></text:p>
      <text:p text:style-name="P26"><text:span text:style-name="T94">LPRINT and LLIST can be intercepted by “poking” </text:span><text:span text:style-name="T95">(via the auxiliary “ROM”) </text:span><text:span text:style-name="T96">the </text:span><text:span text:style-name="T94">stream #3 IO vectored routines (including input too could be useful). </text:span><text:span text:style-name="T109">This would be a useful inter-CPU communications channel.</text:span><text:span text:style-name="T106"> </text:span><text:span text:style-name="T112">It would also e beneficial for the instruction PIXELAD to be shortened to </text:span><text:span text:style-name="T47">PXR</text:span><text:span text:style-name="T112"> and also reset bits 4 and 3 in H if they are both set (to wrap the screen). </text:span><text:span text:style-name="T113">Adding the instruction </text:span><text:span text:style-name="T48">CAA</text:span><text:span text:style-name="T113"> (colour attribute address) which performs H:</text:span>=$<text:span text:style-name="T113">58</text:span>+((<text:span text:style-name="T113">H</text:span>&amp;$<text:span text:style-name="T113">18</text:span>)<text:span text:style-name="T113">&gt;&gt;3</text:span>) <text:span text:style-name="T113">for later converting HL into a colour attribute index. </text:span><text:span text:style-name="T49">SBH</text:span><text:span text:style-name="T115"> </text:span><text:span text:style-name="T49">b</text:span><text:span text:style-name="T115"> performs H:=H-b </text:span><text:span text:style-name="T116">for converting for the extended graphics planes.</text:span></text:p>
      <text:p text:style-name="P26"><text:span text:style-name="T118">Might as well call the processor design the </text:span><text:span text:style-name="T51">Z80M</text:span><text:span text:style-name="T118"> for want of a better designation.</text:span></text:p>
      <text:h text:style-name="P86" text:outline-level="1"><text:soft-page-break/>Physics Interlude</text:h>
      <text:p text:style-name="P27"><draw:frame draw:style-name="fr1" draw:name="Frame1" text:anchor-type="paragraph" svg:x="1.515cm" svg:y="0.614cm" svg:width="13.919cm" draw:z-index="0"><draw:text-box fo:min-height="2.937cm"><text:p text:style-name="P72">So this Pauli exclusion of fermions. If bosons (some of them as <text:span text:style-name="T120">theoretical</text:span>) confine and <text:span text:style-name="T120">attach</text:span> to fermions giving them a slightly less than expected Pauli exclusion when confined. Does this imply a kind of "gravity like" force? If the bosons exist in a Q[√-23] field or does the "a de Moivre number and p is a prime number. Unique factorizations of cyclotomic integers fail for p &gt; 23." provide a dark energy like effect as all below 24 have more Pauli exclusion of state due to lack of degenerate factorization of a 2<text:span text:style-name="T121">0</text:span> particle "super-force"?</text:p></draw:text-box></draw:frame></text:p>
      <text:p text:style-name="P20"/>
      <text:p text:style-name="P16"/>
      <text:p text:style-name="P16"/>
      <text:p text:style-name="P16"/>
      <text:p text:style-name="P4"/>
      <text:h text:style-name="P87" text:outline-level="1">Physical Product?</text:h>
      <text:p text:style-name="P28"><text:bookmark text:name="docs-internal-guid-30ac77da-7fff-330d-a9e3-18e5cf5c8e12"/><text:span text:style-name="T124">The number of light bosons stems from the cyclotomic of 18 (divisors 1, 2, 3, 6, 9, 18 a</text:span><text:span text:style-name="T130">nd</text:span><text:span text:style-name="T127"> </text:span><text:span text:style-name="T124">new roots 1, 1, 2, 2, 6, 6) for 18 normal bosons (6 free ones as 18-12 [not fermion bound], sounds like some regular “found bosons”) and if the equality of the mass independent free space view to zero is just an approximation to the reciprocal of a small oscillation then a differential equation for such is just scaled by units of Hz2 and having which would place the </text:span><text:span text:style-name="T125">cyclotomic</text:span><text:span text:style-name="T124"> at 20 (divisors 1, 2, 4, 5, 10, 20 and new roots 1, 1, 2, 4, 4, 8) for 20 dark bosons perhaps? Or maybe it works inversely for reducing the cyclotomy to 16 (divisors 1, 2, 4, 8, 16 and new roots 1, 1, 2, 4, 8) or 16 dark bosons?</text:span></text:p>
      <text:p text:style-name="P74"><text:span text:style-name="T124">Or “free dark bosons” at a tally of 2 (or -2)? I think I used </text:span><text:span text:style-name="T123">η</text:span><text:span text:style-name="T127"> </text:span><text:span text:style-name="T124">with a floating </text:span><text:span text:style-name="T123">~</text:span><text:span text:style-name="T127"> </text:span><text:span text:style-name="T124">(tilde) to indicate this secondary oscillation. Fermi exclusion unique factor domain expansion? Non-unique compaction “gravity”?</text:span></text:p>
      <text:p text:style-name="P99"/>
      <text:p text:style-name="P73"><text:span text:style-name="T122">What tickles my mind is the idea of 2 "ultra free dark bosons" as an idea. Put another way &lt;&lt;</text:span><text:span text:style-name="T131">So this Pauli exclusion of fermions. If bosons (some of them as </text:span><text:span text:style-name="T132">theoretical</text:span><text:span text:style-name="T131">) confine and attach to fermions giving them a slightly less than expected Pauli exclusion when confined. Does this imply a kind of "gravity like'' force? If the bosons exist in a Q[√-23] field or does the "a de Moivre number and p is a prime number. Unique factorizations of cyclotomic integers fail for p &gt; 23." provide a dark energy like effect as all below 24 have more Pauli exclusion of state due to lack of degenerate factorization of a 23 particle "super-force"?&gt;&gt;</text:span></text:p>
      <text:p text:style-name="Text_20_body"/>
      <text:p text:style-name="P73"><text:span text:style-name="T131">But 20, and an inverse of the </text:span><text:span text:style-name="T122">Hz</text:span><text:span text:style-name="T129">2</text:span><text:span text:style-name="T126"> </text:span><text:span text:style-name="T122">(+2,-2) =&gt; (*Hz2,/Hz2) @ ex</text:span><text:span text:style-name="T126"> </text:span><text:span text:style-name="T122">for something like 23 is the prime larger than 20 itself an essential behaviour encompassing number, and 23 also is the prime less than 24 itself another essential behaviour encompassing number. Most exclusive field of 23 and a totient amongst many. So like the disjoint 23 feedback being maximal presents the most of its dark influence on dark, dark influence for zero black kinda dark.</text:span></text:p>
      <text:h text:style-name="P89" text:outline-level="1">15015 and 255255 on the Beyond</text:h>
      <text:p text:style-name="P73"><text:span text:style-name="T122">The peaks within and without crossing the R0</text:span><text:span text:style-name="T126"> </text:span><text:span text:style-name="T122">of gain into implementation in reality. Comprehensive ring gates and information transport and regenerative bits held fast by tallies of </text:span><text:soft-page-break/><text:span text:style-name="T122">entropy. Rings within subsets in later fields may we walk into shining bright with the power of imaticity may we move toward imagionics and a theory of technologies.</text:span></text:p>
      <text:p text:style-name="Text_20_body"><text:span text:style-name="T114"><text:line-break/></text:span><text:span text:style-name="T124">So the Hz</text:span><text:span text:style-name="T128">2</text:span><text:span text:style-name="T127"> </text:span><text:span text:style-name="T124">must have come from somewhere. An equality of something being equal to a constant over the angular energy. An intuit that something with higher angular energy is more E=mc</text:span><text:span text:style-name="T128">2</text:span><text:span text:style-name="T127"> </text:span><text:span text:style-name="T124">massive and has a greater boson intensity of flux. This multiplies with the bosonic </text:span><text:span text:style-name="T125">cyclothymic</text:span><text:span text:style-name="T124"> to field scale them. To keep within the small constant </text:span><text:span text:style-name="T123">η </text:span><text:span text:style-name="T124">if it is not zero but oh so close to it (relatively tiny and could be plank’s but this is not proven), the fermionic mass independent factor has to shrink in scale by reducing velocities, accelerations and jerks making it more certain in nature </text:span><text:span text:style-name="T125">maintaining</text:span><text:span text:style-name="T124"> the constancy of </text:span><text:span text:style-name="T123">η</text:span><text:span text:style-name="T124">. True enough it could be a simplistic gamble on the nature of energy density, or it could just be more flexible in quadrature of complex phase lead and lag shift from zero while still being “fast and loose”.</text:span></text:p>
      <text:h text:style-name="P87" text:outline-level="1">End of Interlude</text:h>
      <text:p text:style-name="P98">So a Y offset for the display might be useful (and easier than an X offset), but this is complicated by colour attribute offsetting. <text:span text:style-name="T134">To simplify the design all bit planes offset by the same amount and so do the colour attributes. Port EE is the X offset and port EC is the Y offset. The offsets are added to the raster scan X and Y. </text:span><text:span text:style-name="T135">A value in the Y offset above 191 becomes an offset of zero or more.</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Horizontal_20_Line"/>
      <text:h text:style-name="P88" text:outline-level="1">Notes</text:h>
      <text:list xml:id="list1405724805" text:style-name="L2">
        <text:list-item>
          <text:p text:style-name="P97">Interrupt mode 1, key reading routine clobbers IY. Mode 2 requires ROM specifics or 257 byte table to routine (singular).</text:p>
        </text:list-item>
        <text:list-item>
          <text:p text:style-name="P96"><text:a xlink:type="simple" xlink:href="https://opencores.org/projects/a-z80" text:style-name="Internet_20_link" text:visited-style-name="Visited_20_Internet_20_Link"><text:span text:style-name="T19">A Z80 core</text:span></text:a> <text:span text:style-name="T19">in Verilog </text:span><text:span text:style-name="T57">(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30T16:43:44.259598181</dc:date>
    <meta:editing-duration>PT18H46M53S</meta:editing-duration>
    <meta:editing-cycles>168</meta:editing-cycles>
    <meta:generator>LibreOffice/6.4.6.2$Linux_X86_64 LibreOffice_project/40$Build-2</meta:generator>
    <meta:document-statistic meta:table-count="7" meta:image-count="0" meta:object-count="0" meta:page-count="7" meta:paragraph-count="205" meta:word-count="3099" meta:character-count="16912" meta:non-whitespace-character-count="14028"/>
  </office:meta>
</office:document-meta>
</file>